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b9055" officeooo:paragraph-rsid="000b9055"/>
    </style:style>
    <style:style style:name="P2" style:family="paragraph" style:parent-style-name="Standard" style:list-style-name="L1">
      <style:text-properties officeooo:rsid="000b9055" officeooo:paragraph-rsid="000b9055"/>
    </style:style>
    <style:style style:name="P3" style:family="paragraph" style:parent-style-name="Standard" style:list-style-name="L1">
      <style:text-properties officeooo:rsid="000d8764" officeooo:paragraph-rsid="000d8764"/>
    </style:style>
    <style:style style:name="P4" style:family="paragraph" style:parent-style-name="Standard" style:list-style-name="L1">
      <style:text-properties officeooo:rsid="000f73b0" officeooo:paragraph-rsid="000f73b0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ch 6<text:span text:style-name="T1">th</text:span>, 2023</text:p>
      <text:p text:style-name="P1">Kitkat Dambeck</text:p>
      <text:p text:style-name="P1">Visual Thinking 1B</text:p>
      <text:p text:style-name="P1"/>
      <text:list xml:id="list758622749" text:style-name="L1">
        <text:list-item>
          <text:p text:style-name="P2">Using brush strokes to create optical mixing.</text:p>
          <text:list>
            <text:list-item>
              <text:p text:style-name="P2">Modern and contemporary technique. </text:p>
            </text:list-item>
            <text:list-item>
              <text:p text:style-name="P2">Especially used in flesh.</text:p>
            </text:list-item>
            <text:list-item>
              <text:p text:style-name="P2">Each brush stroke is a pixel of the subject. <text:s/></text:p>
            </text:list-item>
          </text:list>
        </text:list-item>
        <text:list-item>
          <text:p text:style-name="P4">How can color itself be a medium?</text:p>
          <text:list>
            <text:list-item>
              <text:p text:style-name="P4">What does color say?</text:p>
            </text:list-item>
          </text:list>
        </text:list-item>
        <text:list-item>
          <text:p text:style-name="P2">Missed this artists name.</text:p>
          <text:list>
            <text:list-item>
              <text:p text:style-name="P2">Human eye (?).</text:p>
              <text:list>
                <text:list-item>
                  <text:p text:style-name="P2">Took a lot of portraits. Sampled the color of the nose, and matched it to a Pantone, to reveal the diversity of skin tone. </text:p>
                </text:list-item>
                <text:list-item>
                  <text:p text:style-name="P2">More than 3000 people. </text:p>
                </text:list-item>
              </text:list>
            </text:list-item>
            <text:list-item>
              <text:p text:style-name="P2">We watched their ted talk in class. </text:p>
              <text:list>
                <text:list-item>
                  <text:p text:style-name="P2">Talks a lot about both the literal colors of skin (pink, brown, etc) vs race colors (white vs black) and the relation of that to a black artist. </text:p>
                </text:list-item>
                <text:list-item>
                  <text:p text:style-name="P3">Adapted into an elementary school project, in which kids drew themselves onto colored paper that tries to emulate their skin tone.</text:p>
                </text:list-item>
              </text:list>
            </text:list-item>
            <text:list-item>
              <text:p text:style-name="P2">Began to go viral, getting lots of gallery showings and such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6T12:55:29.585339850</meta:creation-date>
    <dc:date>2023-03-06T13:11:52.811929081</dc:date>
    <meta:editing-duration>PT16M25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" meta:paragraph-count="17" meta:word-count="159" meta:character-count="837" meta:non-whitespace-character-count="701"/>
  </office:meta>
</office:document-meta>
</file>